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555in"/>
    </style:style>
    <style:style style:name="co3" style:family="table-column">
      <style:table-column-properties fo:break-before="auto" style:column-width="3.9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Solved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Día de la semana y franja horaria con mayor cantidad de pedidos según la localidad y categoría del local, para cada mes de cada año.</text:p>
          </table:table-cell>
          <table:table-cell table:style-name="ce4"/>
        </table:table-row>
        <table:table-row table:style-name="ro3">
          <table:table-cell table:number-columns-repeated="2"/>
          <table:table-cell table:style-name="ce3" office:value-type="string" calcext:value-type="string">
            <text:p>Monto total no cobrado por cada local en función de los pedidos cancelados según el día de la semana y la franja horaria (cuentan como pedidos cancelados tanto los que cancela el usuario como el local).</text:p>
          </table:table-cell>
          <table:table-cell table:style-name="ce4"/>
        </table:table-row>
        <table:table-row table:style-name="ro4">
          <table:table-cell table:number-columns-repeated="2"/>
          <table:table-cell table:style-name="ce3" office:value-type="string" calcext:value-type="string">
            <text:p>Valor promedio mensual que tienen los envíos de pedidos en cada localidad.</text:p>
          </table:table-cell>
          <table:table-cell table:style-name="ce4"/>
        </table:table-row>
        <table:table-row table:style-name="ro4">
          <table:table-cell table:number-columns-repeated="2"/>
          <table:table-cell table:style-name="ce3" office:value-type="string" calcext:value-type="string">
            <text:p>Desvío promedio en tiempo de entrega según el tipo de movilidad, el día de la semana y la franja horaria.</text:p>
          </table:table-cell>
          <table:table-cell table:style-name="ce4"/>
        </table:table-row>
        <table:table-row table:style-name="ro4">
          <table:table-cell table:number-columns-repeated="2"/>
          <table:table-cell table:style-name="ce3" office:value-type="string" calcext:value-type="string">
            <text:p>Monto total de los cupones utilizados por mes en función del rango etario de los usuarios.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3" office:value-type="string" calcext:value-type="string">
            <text:p>Promedio de calificación mensual por local.</text:p>
          </table:table-cell>
          <table:table-cell table:style-name="ce4"/>
        </table:table-row>
        <table:table-row table:style-name="ro4">
          <table:table-cell table:number-columns-repeated="2"/>
          <table:table-cell table:style-name="ce3" office:value-type="string" calcext:value-type="string">
            <text:p>Porcentaje de pedidos y mensajería entregados mensualmente según el rango etario de los repartidores y la localidad.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3" office:value-type="string" calcext:value-type="string">
            <text:p>Promedio mensual del valor asegurado (valor declarado por el usuario) de los paquetes enviados a través del servicio de mensajería en función del tipo de paquete.</text:p>
          </table:table-cell>
          <table:table-cell table:style-name="ce4"/>
        </table:table-row>
        <table:table-row table:style-name="ro4">
          <table:table-cell table:number-columns-repeated="2"/>
          <table:table-cell table:style-name="ce3" office:value-type="string" calcext:value-type="string">
            <text:p>Cantidad de reclamos mensuales recibidos por cada local en función del día de la semana y rango horario.</text:p>
          </table:table-cell>
          <table:table-cell table:style-name="ce4"/>
        </table:table-row>
        <table:table-row table:style-name="ro4">
          <table:table-cell table:number-columns-repeated="2"/>
          <table:table-cell table:style-name="ce3" office:value-type="string" calcext:value-type="string">
            <text:p>Tiempo promedio de resolución de reclamos mensual según cada tipo de reclamo y rango etario de los operadores.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3" office:value-type="string" calcext:value-type="string">
            <text:p>Monto mensual generado en cupones a partir de reclamos.</text:p>
          </table:table-cell>
          <table:table-cell table:style-name="ce5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5T08:48:27.778000000</meta:creation-date>
    <dc:date>2023-06-05T08:50:50.055000000</dc:date>
    <meta:editing-duration>PT2M31S</meta:editing-duration>
    <meta:editing-cycles>1</meta:editing-cycles>
    <meta:document-statistic meta:table-count="1" meta:cell-count="13" meta:object-count="0"/>
    <meta:generator>LibreOffice/7.3.3.2$Windows_X86_64 LibreOffice_project/d1d0ea68f081ee2800a922cac8f79445e4603348</meta:generator>
  </office:meta>
</office:document-meta>
</file>